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f1b" officeooo:paragraph-rsid="001d3f1b"/>
    </style:style>
    <style:style style:name="P2" style:family="paragraph" style:parent-style-name="Standard">
      <style:text-properties style:font-name="DejaVu Sans" officeooo:rsid="00089f42" officeooo:paragraph-rsid="001d3f1b"/>
    </style:style>
    <style:style style:name="P3" style:family="paragraph" style:parent-style-name="Standard">
      <style:text-properties style:font-name="Abyssinica SIL" fo:font-size="12pt" officeooo:rsid="001d3f1b" officeooo:paragraph-rsid="001d3f1b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ll no:- 71</text:p>
      <text:p text:style-name="P1">SUB:- DSBDAL</text:p>
      <text:p text:style-name="P1">HIVE</text:p>
      <text:p text:style-name="P1"/>
      <text:p text:style-name="P2"><text:span text:style-name="T2">hadoop@pc3-OptiPlex-3090:~$ </text:span>jps</text:p>
      <text:p text:style-name="P2">4512 NodeManager</text:p>
      <text:p text:style-name="P2">2868 NameNode</text:p>
      <text:p text:style-name="P2">4373 ResourceManager</text:p>
      <text:p text:style-name="P2">3253 SecondaryNameNode</text:p>
      <text:p text:style-name="P2">7335 Jps</text:p>
      <text:p text:style-name="P2">3000 DataNode</text:p>
      <text:p text:style-name="P2">5837 RunJar</text:p>
      <text:p text:style-name="P1"/>
      <text:p text:style-name="P2"><text:span text:style-name="T2">hadoop@pc3-OptiPlex-3090:~/apache-hive-3.1.2-bin$ </text:span>bin/schematool -initSchema -dbType derby</text:p>
      <text:p text:style-name="P2">SLF4J: Class path contains multiple SLF4J bindings.</text:p>
      <text:p text:style-name="P2">SLF4J: Found binding in [jar:file:/home/hadoop/apache-hive-3.1.2-bin/lib/log4j-slf4j-impl-2.10.0.jar!/org/slf4j/impl/StaticLoggerBinder.class]</text:p>
      <text:p text:style-name="P2">SLF4J: Found binding in [jar:file:/home/hadoop/hadoop/share/hadoop/common/lib/slf4j-reload4j-1.7.36.jar!/org/slf4j/impl/StaticLoggerBinder.class]</text:p>
      <text:p text:style-name="P2">SLF4J: See http://www.slf4j.org/codes.html#multiple_bindings for an explanation.</text:p>
      <text:p text:style-name="P2">SLF4J: Actual binding is of type [org.apache.logging.slf4j.Log4jLoggerFactory]</text:p>
      <text:p text:style-name="P2">Metastore connection URL:<text:tab/> jdbc:derby:;databaseName=metastore_db;create=true</text:p>
      <text:p text:style-name="P2">Metastore Connection Driver :<text:tab/> org.apache.derby.jdbc.EmbeddedDriver</text:p>
      <text:p text:style-name="P2">Metastore connection User:<text:tab/> APP</text:p>
      <text:p text:style-name="P2">Starting metastore schema initialization to 3.1.0</text:p>
      <text:p text:style-name="P2">Initialization script hive-schema-3.1.0.derby.sql</text:p>
      <text:p text:style-name="P1"/>
      <text:p text:style-name="P2"><text:span text:style-name="T2">hadoop@pc3-OptiPlex-3090:~/apache-hive-3.1.2-bin$ </text:span>hive</text:p>
      <text:p text:style-name="P2">SLF4J: Class path contains multiple SLF4J bindings.</text:p>
      <text:p text:style-name="P2">SLF4J: Found binding in [jar:file:/home/hadoop/apache-hive-3.1.2-bin/lib/log4j-slf4j-impl-2.10.0.jar!/org/slf4j/impl/StaticLoggerBinder.class]</text:p>
      <text:p text:style-name="P2">SLF4J: Found binding in [jar:file:/home/hadoop/hadoop/share/hadoop/common/lib/slf4j-reload4j-1.7.36.jar!/org/slf4j/impl/StaticLoggerBinder.class]</text:p>
      <text:p text:style-name="P2">SLF4J: See http://www.slf4j.org/codes.html#multiple_bindings for an explanation.</text:p>
      <text:p text:style-name="P2">SLF4J: Actual binding is of type [org.apache.logging.slf4j.Log4jLoggerFactory]</text:p>
      <text:p text:style-name="P2">Hive Session ID = d576742a-490c-49c1-a970-282e1534312f</text:p>
      <text:p text:style-name="P2"/>
      <text:p text:style-name="P2">Logging initialized using configuration in jar:file:/home/hadoop/apache-hive-3.1.2-bin/lib/hive-common-3.1.2.jar!/hive-log4j2.properties Async: true</text:p>
      <text:p text:style-name="P2">Hive Session ID = cac073e5-e816-43f9-b422-f79c0a807f56</text:p>
      <text:p text:style-name="P2">Hive-on-MR is deprecated in Hive 2 and may not be available in the future versions. Consider using a different execution engine (i.e. spark, tez) or using Hive 1.X releases.</text:p>
      <text:p text:style-name="P2">hive&gt; show databases;</text:p>
      <text:p text:style-name="P2">OK</text:p>
      <text:p text:style-name="P2">default</text:p>
      <text:p text:style-name="P2"><text:soft-page-break/>flightdb</text:p>
      <text:p text:style-name="P2">Time taken: 0.355 seconds, Fetched: 2 row(s)</text:p>
      <text:p text:style-name="P1"/>
      <text:p text:style-name="P3">hive&gt; show databases</text:p>
      <text:p text:style-name="P3"><text:s text:c="4"/>&gt; ;</text:p>
      <text:p text:style-name="P3">OK</text:p>
      <text:p text:style-name="P3">default</text:p>
      <text:p text:style-name="P3">flight70</text:p>
      <text:p text:style-name="P3">flightdb</text:p>
      <text:p text:style-name="P3">Time taken: 0.382 seconds, Fetched: 3 row(s)</text:p>
      <text:p text:style-name="P3">hive&gt; create database airport;</text:p>
      <text:p text:style-name="P3">OK</text:p>
      <text:p text:style-name="P3">Time taken: 0.242 seconds</text:p>
      <text:p text:style-name="P3">hive&gt; use airport</text:p>
      <text:p text:style-name="P3"><text:s text:c="4"/>&gt; ;</text:p>
      <text:p text:style-name="P3">OK</text:p>
      <text:p text:style-name="P3">Time taken: 0.015 seconds</text:p>
      <text:p text:style-name="P3"/>
      <text:p text:style-name="P3">hive&gt; create table flights(flight_id INT, airline STRING, origin STRING, desti STRING, dept_date TIMESTAMP, arriv_date TIMESTAMP, dua INT);</text:p>
      <text:p text:style-name="P3">OK</text:p>
      <text:p text:style-name="P3">Time taken: 0.48 seconds</text:p>
      <text:p text:style-name="P3"/>
      <text:p text:style-name="P3">hive&gt; create external table flight_data(flight_id INT, airline_name STRING, origin STRING, destination STRING, departure_date STRING, arrival_date STRING, duration INT) ROW FORMAT DELIMITED FIELDS TERMINATED BY ',' STORED AS TEXTFILE LOCATION 'home/hadoop/flight_data.csv';</text:p>
      <text:p text:style-name="P3">OK</text:p>
      <text:p text:style-name="P3">Time taken: 0.202 seconds</text:p>
      <text:p text:style-name="P3"/>
      <text:p text:style-name="P3">hive&gt; load data local inpath'/home/hadoop/flight_data.csv' overwrite into table flight_data;</text:p>
      <text:p text:style-name="P3">Loading data to table airport.flight_data</text:p>
      <text:p text:style-name="P3">OK</text:p>
      <text:p text:style-name="P3">Time taken: 0.913 seconds</text:p>
      <text:p text:style-name="P3"/>
      <text:p text:style-name="P3">hive&gt; select * from flight_data</text:p>
      <text:p text:style-name="P3"><text:s text:c="4"/>&gt; ;</text:p>
      <text:p text:style-name="P3">OK</text:p>
      <text:p text:style-name="P3">1<text:tab/>Airline A<text:tab/>New York<text:tab/>Los Angeles<text:tab/>2023-05-16 08:00:00<text:tab/>2023-05-16 11:30:00<text:tab/>210</text:p>
      <text:p text:style-name="P3">2<text:tab/>Airline B<text:tab/>Chicago<text:tab/>Miami<text:tab/>2023-05-16 09:30:00<text:tab/>2023-05-16 13:15:00<text:tab/>225</text:p>
      <text:p text:style-name="P3">3<text:tab/>Airline C<text:tab/>San Francisco<text:tab/>Seattle<text:tab/>2023-05-16 12:45:00<text:tab/>2023-05-16 14:30:00<text:tab/>105</text:p>
      <text:p text:style-name="P3"><text:soft-page-break/>4<text:tab/>Airline A<text:tab/>Los Angeles<text:tab/>New York<text:tab/>2023-05-16 14:00:00<text:tab/>2023-05-16 22:30:00<text:tab/>510</text:p>
      <text:p text:style-name="P3">5<text:tab/>Airline D<text:tab/>Miami<text:tab/>Dallas<text:tab/>2023-05-16 15:30:00<text:tab/>2023-05-16 18:15:00<text:tab/>165</text:p>
      <text:p text:style-name="P3">6<text:tab/>Airline B<text:tab/>Seattle<text:tab/>San Francisco<text:tab/>2023-05-16 18:45:00<text:tab/>2023-05-16 20:30:00<text:tab/>105</text:p>
      <text:p text:style-name="P3">7<text:tab/>Airline C<text:tab/>Dallas<text:tab/>Chicago<text:tab/>2023-05-16 21:00:00<text:tab/>2023-05-17 00:30:00<text:tab/>210</text:p>
      <text:p text:style-name="P3">8<text:tab/>Airline A<text:tab/>New York<text:tab/>Paris<text:tab/>2023-05-17 06:30:00<text:tab/>2023-05-17 15:00:00<text:tab/>570</text:p>
      <text:p text:style-name="P3">9<text:tab/>Airline B<text:tab/>Miami<text:tab/>London<text:tab/>2023-05-17 09:00:00<text:tab/>2023-05-17 17:45:00<text:tab/>525</text:p>
      <text:p text:style-name="P3">10<text:tab/>Airline C<text:tab/>Seattle<text:tab/>Tokyo<text:tab/>2023-05-17 11:15:00<text:tab/>2023-05-17 17:00:00<text:tab/>345</text:p>
      <text:p text:style-name="P3">11<text:tab/>Airline A<text:tab/>Los Angeles<text:tab/>Chicago<text:tab/>2023-05-17 13:30:00<text:tab/>2023-05-17 17:15:00<text:tab/>225</text:p>
      <text:p text:style-name="P3">12<text:tab/>Airline D<text:tab/>Miami<text:tab/>Denver<text:tab/>2023-05-17 16:00:00<text:tab/>2023-05-17 18:30:00<text:tab/>150</text:p>
      <text:p text:style-name="P3">13<text:tab/>Airline B<text:tab/>San Francisco<text:tab/>Seattle<text:tab/>2023-05-17 19:15:00<text:tab/>2023-05-17 21:00:00<text:tab/>105</text:p>
      <text:p text:style-name="P3">14<text:tab/>Airline C<text:tab/>Dallas<text:tab/>Miami<text:tab/>2023-05-17 21:30:00<text:tab/>2023-05-18 00:15:00<text:tab/>165</text:p>
      <text:p text:style-name="P3">15<text:tab/>Airline A<text:tab/>New York<text:tab/>Los Angeles<text:tab/>2023-05-18 06:00:00<text:tab/>2023-05-18 09:30:00<text:tab/>210</text:p>
      <text:p text:style-name="P3">16<text:tab/>Airline B<text:tab/>Chicago<text:tab/>Miami<text:tab/>2023-05-18 07:30:00<text:tab/>2023-05-18 11:15:00<text:tab/>225</text:p>
      <text:p text:style-name="P3">17<text:tab/>Airline C<text:tab/>San Francisco<text:tab/>Seattle<text:tab/>2023-05-18 10:45:00<text:tab/>2023-05-18 12:30:00<text:tab/>105</text:p>
      <text:p text:style-name="P3">18<text:tab/>Airline A<text:tab/>Los Angeles<text:tab/>New York<text:tab/>2023-05-18 12:00:00<text:tab/>2023-05-18 20:30:00<text:tab/>510</text:p>
      <text:p text:style-name="P3">19<text:tab/>Airline D<text:tab/>Miami<text:tab/>Dallas<text:tab/>2023-05-18 13:30:00<text:tab/>2023-05-18 16<text:tab/>NULL</text:p>
      <text:p text:style-name="P3">NULL<text:tab/>NULL<text:tab/>NULL<text:tab/>NULL<text:tab/>NULL<text:tab/>NULL<text:tab/>NULL</text:p>
      <text:p text:style-name="P3">Time taken: 0.793 seconds, Fetched: 20 row(s)</text:p>
      <text:p text:style-name="P3">hive&gt; </text:p>
      <text:p text:style-name="P3"/>
      <text:p text:style-name="P3">hive&gt; INSERT INTO flight_data (flight_id, airline_name, origin, destination, departure_date, arrival_date, duration) VALUES (151, 'Airline D', 'Miami', 'Denver', '2023-05-21 16:30:00', '2023-05-21 18:00:00', 90);</text:p>
      <text:p text:style-name="P3">Query ID = hadoop_20230517112642_5a1d0eb0-c1e3-4aff-acf6-44b642354e1b</text:p>
      <text:p text:style-name="P3">Total jobs = 3</text:p>
      <text:p text:style-name="P3">Launching Job 1 out of 3</text:p>
      <text:p text:style-name="P3">Number of reduce tasks determined at compile time: 1</text:p>
      <text:p text:style-name="P3">In order to change the average load for a reducer (in bytes):</text:p>
      <text:p text:style-name="P3"><text:s text:c="2"/>set hive.exec.reducers.bytes.per.reducer=&lt;number&gt;</text:p>
      <text:p text:style-name="P3">In order to limit the maximum number of reducers:</text:p>
      <text:p text:style-name="P3"><text:s text:c="2"/>set hive.exec.reducers.max=&lt;number&gt;</text:p>
      <text:p text:style-name="P3">In order to set a constant number of reducers:</text:p>
      <text:p text:style-name="P3"><text:soft-page-break/><text:s text:c="2"/>set mapreduce.job.reduces=&lt;number&gt;</text:p>
      <text:p text:style-name="P3">Starting Job = job_1684294777372_0003, Tracking URL = http://pc3-OptiPlex-3090:8088/proxy/application_1684294777372_0003/</text:p>
      <text:p text:style-name="P3">Kill Command = /home/hadoop/hadoop/bin/mapred job <text:s/>-kill job_1684294777372_0003</text:p>
      <text:p text:style-name="P3">Hadoop job information for Stage-1: number of mappers: 1; number of reducers: 1</text:p>
      <text:p text:style-name="P3">2023-05-17 11:26:50,777 Stage-1 map = 0%, <text:s/>reduce = 0%</text:p>
      <text:p text:style-name="P3">2023-05-17 11:26:56,960 Stage-1 map = 100%, <text:s/>reduce = 0%, Cumulative CPU 2.26 sec</text:p>
      <text:p text:style-name="P3">2023-05-17 11:27:01,130 Stage-1 map = 100%, <text:s/>reduce = 100%, Cumulative CPU 3.91 sec</text:p>
      <text:p text:style-name="P3">MapReduce Total cumulative CPU time: 3 seconds 910 msec</text:p>
      <text:p text:style-name="P3">Ended Job = job_1684294777372_0003</text:p>
      <text:p text:style-name="P3">Stage-4 is selected by condition resolver.</text:p>
      <text:p text:style-name="P3">Stage-3 is filtered out by condition resolver.</text:p>
      <text:p text:style-name="P3">Stage-5 is filtered out by condition resolver.</text:p>
      <text:p text:style-name="P3">Moving data to directory hdfs://localhost:9000/user/hadoop/home/hadoop/flight_data.csv/.hive-staging_hive_2023-05-17_11-26-42_686_1463924127185576870-1/-ext-10000</text:p>
      <text:p text:style-name="P3">Loading data to table airport.flight_data</text:p>
      <text:p text:style-name="P3">MapReduce Jobs Launched: </text:p>
      <text:p text:style-name="P3">Stage-Stage-1: Map: 1 <text:s/>Reduce: 1 <text:s text:c="2"/>Cumulative CPU: 3.91 sec <text:s text:c="2"/>HDFS Read: 21676 HDFS Write: 481 SUCCESS</text:p>
      <text:p text:style-name="P3">Total MapReduce CPU Time Spent: 3 seconds 910 msec</text:p>
      <text:p text:style-name="P3">OK</text:p>
      <text:p text:style-name="P3">Time taken: 21.308 seconds</text:p>
      <text:p text:style-name="P3"/>
      <text:p text:style-name="P3">hive&gt; select * from flight_data;</text:p>
      <text:p text:style-name="P3">OK</text:p>
      <text:p text:style-name="P3">151<text:tab/>Airline D<text:tab/>Miami<text:tab/>Denver<text:tab/>2023-05-21 16:30:00<text:tab/>2023-05-21 18:00:00<text:tab/>90</text:p>
      <text:p text:style-name="P3">1<text:tab/>Airline A<text:tab/>New York<text:tab/>Los Angeles<text:tab/>2023-05-16 08:00:00<text:tab/>2023-05-16 11:30:00<text:tab/>210</text:p>
      <text:p text:style-name="P3">2<text:tab/>Airline B<text:tab/>Chicago<text:tab/>Miami<text:tab/>2023-05-16 09:30:00<text:tab/>2023-05-16 13:15:00<text:tab/>225</text:p>
      <text:p text:style-name="P3">3<text:tab/>Airline C<text:tab/>San Francisco<text:tab/>Seattle<text:tab/>2023-05-16 12:45:00<text:tab/>2023-05-16 14:30:00<text:tab/>105</text:p>
      <text:p text:style-name="P3">4<text:tab/>Airline A<text:tab/>Los Angeles<text:tab/>New York<text:tab/>2023-05-16 14:00:00<text:tab/>2023-05-16 22:30:00<text:tab/>510</text:p>
      <text:p text:style-name="P3">5<text:tab/>Airline D<text:tab/>Miami<text:tab/>Dallas<text:tab/>2023-05-16 15:30:00<text:tab/>2023-05-16 18:15:00<text:tab/>165</text:p>
      <text:p text:style-name="P3">6<text:tab/>Airline B<text:tab/>Seattle<text:tab/>San Francisco<text:tab/>2023-05-16 18:45:00<text:tab/>2023-05-16 20:30:00<text:tab/>105</text:p>
      <text:p text:style-name="P3">7<text:tab/>Airline C<text:tab/>Dallas<text:tab/>Chicago<text:tab/>2023-05-16 21:00:00<text:tab/>2023-05-17 00:30:00<text:tab/>210</text:p>
      <text:p text:style-name="P3"><text:soft-page-break/>8<text:tab/>Airline A<text:tab/>New York<text:tab/>Paris<text:tab/>2023-05-17 06:30:00<text:tab/>2023-05-17 15:00:00<text:tab/>570</text:p>
      <text:p text:style-name="P3">9<text:tab/>Airline B<text:tab/>Miami<text:tab/>London<text:tab/>2023-05-17 09:00:00<text:tab/>2023-05-17 17:45:00<text:tab/>525</text:p>
      <text:p text:style-name="P3">10<text:tab/>Airline C<text:tab/>Seattle<text:tab/>Tokyo<text:tab/>2023-05-17 11:15:00<text:tab/>2023-05-17 17:00:00<text:tab/>345</text:p>
      <text:p text:style-name="P3">11<text:tab/>Airline A<text:tab/>Los Angeles<text:tab/>Chicago<text:tab/>2023-05-17 13:30:00<text:tab/>2023-05-17 17:15:00<text:tab/>225</text:p>
      <text:p text:style-name="P3">12<text:tab/>Airline D<text:tab/>Miami<text:tab/>Denver<text:tab/>2023-05-17 16:00:00<text:tab/>2023-05-17 18:30:00<text:tab/>150</text:p>
      <text:p text:style-name="P3">13<text:tab/>Airline B<text:tab/>San Francisco<text:tab/>Seattle<text:tab/>2023-05-17 19:15:00<text:tab/>2023-05-17 21:00:00<text:tab/>105</text:p>
      <text:p text:style-name="P3">14<text:tab/>Airline C<text:tab/>Dallas<text:tab/>Miami<text:tab/>2023-05-17 21:30:00<text:tab/>2023-05-18 00:15:00<text:tab/>165</text:p>
      <text:p text:style-name="P3">15<text:tab/>Airline A<text:tab/>New York<text:tab/>Los Angeles<text:tab/>2023-05-18 06:00:00<text:tab/>2023-05-18 09:30:00<text:tab/>210</text:p>
      <text:p text:style-name="P3">16<text:tab/>Airline B<text:tab/>Chicago<text:tab/>Miami<text:tab/>2023-05-18 07:30:00<text:tab/>2023-05-18 11:15:00<text:tab/>225</text:p>
      <text:p text:style-name="P3">17<text:tab/>Airline C<text:tab/>San Francisco<text:tab/>Seattle<text:tab/>2023-05-18 10:45:00<text:tab/>2023-05-18 12:30:00<text:tab/>105</text:p>
      <text:p text:style-name="P3">18<text:tab/>Airline A<text:tab/>Los Angeles<text:tab/>New York<text:tab/>2023-05-18 12:00:00<text:tab/>2023-05-18 20:30:00<text:tab/>510</text:p>
      <text:p text:style-name="P3">19<text:tab/>Airline D<text:tab/>Miami<text:tab/>Dallas<text:tab/>2023-05-18 13:30:00<text:tab/>2023-05-18 16<text:tab/>NULL</text:p>
      <text:p text:style-name="P3">NULL<text:tab/>NULL<text:tab/>NULL<text:tab/>NULL<text:tab/>NULL<text:tab/>NULL<text:tab/>NULL</text:p>
      <text:p text:style-name="P3">Time taken: 0.127 seconds, Fetched: 21 row(s)</text:p>
      <text:p text:style-name="P3"/>
      <text:p text:style-name="P3">hive&gt; ALTER TABLE flight_data REPLACE COLUMNS (flight_id INT, airline_name STRING, origin STRING, destination STRING, departure_date STRING,arrival_date STRING, duration INT, passenger_count INT);</text:p>
      <text:p text:style-name="P3">OK</text:p>
      <text:p text:style-name="P3">Time taken: 0.27 seconds</text:p>
      <text:p text:style-name="P3"/>
      <text:p text:style-name="P3">hive&gt; describe flight_data;</text:p>
      <text:p text:style-name="P3">OK</text:p>
      <text:p text:style-name="P3">flight_id <text:s text:c="10"/><text:tab/>int <text:s text:c="16"/><text:tab/> <text:s text:c="19"/></text:p>
      <text:p text:style-name="P3">airline_name <text:s text:c="7"/><text:tab/>string <text:s text:c="13"/><text:tab/> <text:s text:c="19"/></text:p>
      <text:p text:style-name="P3">origin <text:s text:c="13"/><text:tab/>string <text:s text:c="13"/><text:tab/> <text:s text:c="19"/></text:p>
      <text:p text:style-name="P3">destination <text:s text:c="8"/><text:tab/>string <text:s text:c="13"/><text:tab/> <text:s text:c="19"/></text:p>
      <text:p text:style-name="P3">departure_date <text:s text:c="5"/><text:tab/>string <text:s text:c="13"/><text:tab/> <text:s text:c="19"/></text:p>
      <text:p text:style-name="P3">arrival_date <text:s text:c="7"/><text:tab/>string <text:s text:c="13"/><text:tab/> <text:s text:c="19"/></text:p>
      <text:p text:style-name="P3">duration <text:s text:c="11"/><text:tab/>int <text:s text:c="16"/><text:tab/> <text:s text:c="19"/></text:p>
      <text:p text:style-name="P3">passenger_count <text:s text:c="4"/><text:tab/>int <text:s text:c="16"/><text:tab/> <text:s text:c="19"/></text:p>
      <text:p text:style-name="P3">Time taken: 0.192 seconds, Fetched: 8 row(s)</text:p>
      <text:p text:style-name="P3">hive&gt; </text:p>
      <text:p text:style-name="P3"/>
      <text:p text:style-name="P3">hive&gt; drop table flights;</text:p>
      <text:p text:style-name="P3"><text:soft-page-break/>OK</text:p>
      <text:p text:style-name="P3">Time taken: 0.628 seconds</text:p>
      <text:p text:style-name="P3">hive&gt; </text:p>
      <text:p text:style-name="P3"/>
      <text:p text:style-name="P3">hive&gt; select AVG(duration) from flight_data;</text:p>
      <text:p text:style-name="P3">Query ID = hadoop_20230517113033_dc11daa6-8b85-4672-85f5-d1d4ce6a38f0</text:p>
      <text:p text:style-name="P3">Total jobs = 1</text:p>
      <text:p text:style-name="P3">Launching Job 1 out of 1</text:p>
      <text:p text:style-name="P3">Number of reduce tasks determined at compile time: 1</text:p>
      <text:p text:style-name="P3">In order to change the average load for a reducer (in bytes):</text:p>
      <text:p text:style-name="P3"><text:s text:c="2"/>set hive.exec.reducers.bytes.per.reducer=&lt;number&gt;</text:p>
      <text:p text:style-name="P3">In order to limit the maximum number of reducers:</text:p>
      <text:p text:style-name="P3"><text:s text:c="2"/>set hive.exec.reducers.max=&lt;number&gt;</text:p>
      <text:p text:style-name="P3">In order to set a constant number of reducers:</text:p>
      <text:p text:style-name="P3"><text:s text:c="2"/>set mapreduce.job.reduces=&lt;number&gt;</text:p>
      <text:p text:style-name="P3">Starting Job = job_1684294777372_0004, Tracking URL = http://pc3-OptiPlex-3090:8088/proxy/application_1684294777372_0004/</text:p>
      <text:p text:style-name="P3">Kill Command = /home/hadoop/hadoop/bin/mapred job <text:s/>-kill job_1684294777372_0004</text:p>
      <text:p text:style-name="P3">Hadoop job information for Stage-1: number of mappers: 1; number of reducers: 1</text:p>
      <text:p text:style-name="P3">2023-05-17 11:30:41,442 Stage-1 map = 0%, <text:s/>reduce = 0%</text:p>
      <text:p text:style-name="P3">2023-05-17 11:30:46,655 Stage-1 map = 100%, <text:s/>reduce = 0%, Cumulative CPU 1.78 sec</text:p>
      <text:p text:style-name="P3">2023-05-17 11:30:51,795 Stage-1 map = 100%, <text:s/>reduce = 100%, Cumulative CPU 4.12 sec</text:p>
      <text:p text:style-name="P3">MapReduce Total cumulative CPU time: 4 seconds 120 msec</text:p>
      <text:p text:style-name="P3">Ended Job = job_1684294777372_0004</text:p>
      <text:p text:style-name="P3">MapReduce Jobs Launched: </text:p>
      <text:p text:style-name="P3">Stage-Stage-1: Map: 1 <text:s/>Reduce: 1 <text:s text:c="2"/>Cumulative CPU: 4.12 sec <text:s text:c="2"/>HDFS Read: 17313 HDFS Write: 118 SUCCESS</text:p>
      <text:p text:style-name="P3">Total MapReduce CPU Time Spent: 4 seconds 120 msec</text:p>
      <text:p text:style-name="P3">OK</text:p>
      <text:p text:style-name="P3">250.26315789473685</text:p>
      <text:p text:style-name="P3">Time taken: 19.676 seconds, Fetched: 1 row(s)</text:p>
      <text:p text:style-name="P3"/>
      <text:p text:style-name="P3">hive&gt; select c.flight_id, c.airline_name from flight_data c left outer join orders o on (c.flight_id=o.CUSTOMER_ID);</text:p>
      <text:p text:style-name="P3">Query ID = hadoop_20230517114450_b10c2f97-bad8-4d3d-806c-7f59df30d064</text:p>
      <text:p text:style-name="P3">Total jobs = 1</text:p>
      <text:p text:style-name="P3">SLF4J: Found binding in [jar:file:/home/hadoop/apache-hive-3.1.2-bin/lib/log4j-slf4j-impl-2.10.0.jar!/org/slf4j/impl/StaticLoggerBinder.class]</text:p>
      <text:p text:style-name="P3">SLF4J: Found binding in [jar:file:/home/hadoop/hadoop/share/hadoop/common/lib/slf4j-reload4j-1.7.36.jar!/org/slf4j/impl/StaticLoggerBinder.class]</text:p>
      <text:p text:style-name="P3">SLF4J: See http://www.slf4j.org/codes.html#multiple_bindings for an explanation.</text:p>
      <text:p text:style-name="P3"><text:soft-page-break/>2023-05-17 11:44:54<text:tab/>Uploaded 1 File to: file:/tmp/mydir/eaa640a8-b2b3-44f8-9ddf-3f1beb099d45/hive_2023-05-17_11-44-50_730_976867710672246115-1/-local-10004/HashTable-Stage-3/MapJoin-mapfile11--.hashtable (296 bytes)</text:p>
      <text:p text:style-name="P3">Execution completed successfully</text:p>
      <text:p text:style-name="P3">MapredLocal task succeeded</text:p>
      <text:p text:style-name="P3">Launching Job 1 out of 1</text:p>
      <text:p text:style-name="P3">Number of reduce tasks is set to 0 since there's no reduce operator</text:p>
      <text:p text:style-name="P3">Starting Job = job_1684294777372_0008, Tracking URL = http://pc3-OptiPlex-3090:8088/proxy/application_1684294777372_0008/</text:p>
      <text:p text:style-name="P3">Kill Command = /home/hadoop/hadoop/bin/mapred job <text:s/>-kill job_1684294777372_0008</text:p>
      <text:p text:style-name="P3">Hadoop job information for Stage-3: number of mappers: 1; number of reducers: 0</text:p>
      <text:p text:style-name="P3">2023-05-17 11:45:01,293 Stage-3 map = 0%, <text:s/>reduce = 0%</text:p>
      <text:p text:style-name="P3">2023-05-17 11:45:06,401 Stage-3 map = 100%, <text:s/>reduce = 0%, Cumulative CPU 2.0 sec</text:p>
      <text:p text:style-name="P3">MapReduce Total cumulative CPU time: 2 seconds 0 msec</text:p>
      <text:p text:style-name="P3">Ended Job = job_1684294777372_0008</text:p>
      <text:p text:style-name="P3">MapReduce Jobs Launched: </text:p>
      <text:p text:style-name="P3">Stage-Stage-3: Map: 1 <text:s text:c="2"/>Cumulative CPU: 2.0 sec <text:s text:c="2"/>HDFS Read: 10771 HDFS Write: 597 SUCCESS</text:p>
      <text:p text:style-name="P3">Total MapReduce CPU Time Spent: 2 seconds 0 msec</text:p>
      <text:p text:style-name="P3">OK</text:p>
      <text:p text:style-name="P3">151<text:tab/>Airline D</text:p>
      <text:p text:style-name="P3">1<text:tab/>Airline A</text:p>
      <text:p text:style-name="P3">2<text:tab/>Airline B</text:p>
      <text:p text:style-name="P3">3<text:tab/>Airline C</text:p>
      <text:p text:style-name="P3">4<text:tab/>Airline A</text:p>
      <text:p text:style-name="P3">5<text:tab/>Airline D</text:p>
      <text:p text:style-name="P3">6<text:tab/>Airline B</text:p>
      <text:p text:style-name="P3">7<text:tab/>Airline C</text:p>
      <text:p text:style-name="P3">8<text:tab/>Airline A</text:p>
      <text:p text:style-name="P3">9<text:tab/>Airline B</text:p>
      <text:p text:style-name="P3">10<text:tab/>Airline C</text:p>
      <text:p text:style-name="P3">11<text:tab/>Airline A</text:p>
      <text:p text:style-name="P3">12<text:tab/>Airline D</text:p>
      <text:p text:style-name="P3">13<text:tab/>Airline B</text:p>
      <text:p text:style-name="P3">14<text:tab/>Airline C</text:p>
      <text:p text:style-name="P3">15<text:tab/>Airline A</text:p>
      <text:p text:style-name="P3">16<text:tab/>Airline B</text:p>
      <text:p text:style-name="P3">17<text:tab/>Airline C</text:p>
      <text:p text:style-name="P3">18<text:tab/>Airline A</text:p>
      <text:p text:style-name="P3">19<text:tab/>Airline D</text:p>
      <text:p text:style-name="P3">NULL<text:tab/>NULL</text:p>
      <text:p text:style-name="P3">Time taken: 16.771 seconds, Fetched: 21 row(s)</text:p>
      <text:p text:style-name="P3"/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1:21:44.236403043</meta:creation-date>
    <dc:date>2023-05-17T11:48:36.840399524</dc:date>
    <meta:editing-duration>PT6M32S</meta:editing-duration>
    <meta:editing-cycles>1</meta:editing-cycles>
    <meta:document-statistic meta:table-count="0" meta:image-count="0" meta:object-count="0" meta:page-count="8" meta:paragraph-count="227" meta:word-count="1436" meta:character-count="11802" meta:non-whitespace-character-count="10174"/>
    <meta:generator>LibreOffice/7.3.7.2$Linux_X86_64 LibreOffice_project/30$Build-2</meta:generator>
  </office:meta>
</office:document-meta>
</file>